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rsid="000bec50" officeooo:paragraph-rsid="000bec50"/>
    </style:style>
    <style:style style:name="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3" style:family="paragraph" style:parent-style-name="ESKD_20_Title_20_Text_20_Big">
      <style:text-properties officeooo:rsid="001380f9" officeooo:paragraph-rsid="001380f9"/>
    </style:style>
    <style:style style:name="P4" style:family="paragraph" style:parent-style-name="ESKD_20_Title_20_Text_20_Medium">
      <style:text-properties officeooo:rsid="001380f9" officeooo:paragraph-rsid="001380f9"/>
    </style:style>
    <style:style style:name="P5" style:family="paragraph" style:parent-style-name="ESKDT_20_Title_20_Text">
      <style:text-properties officeooo:rsid="001200e5" officeooo:paragraph-rsid="001200e5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ESKDT_20_Title_20_Text">
      <style:text-properties officeooo:rsid="0016621c" officeooo:paragraph-rsid="0016621c"/>
    </style:style>
    <style:style style:name="P9" style:family="paragraph" style:parent-style-name="Титульник">
      <style:text-properties officeooo:rsid="00209cfe" officeooo:paragraph-rsid="00209cfe"/>
    </style:style>
    <style:style style:name="P10" style:family="paragraph" style:parent-style-name="Титульник_20_Заглавие">
      <style:text-properties officeooo:rsid="00209cfe" officeooo:paragraph-rsid="00209cfe"/>
    </style:style>
    <style:style style:name="P11" style:family="paragraph" style:parent-style-name="Титульник">
      <style:text-properties officeooo:rsid="0021c0d8" officeooo:paragraph-rsid="0021c0d8"/>
    </style:style>
    <style:style style:name="P12" style:family="paragraph" style:parent-style-name="Титульник_20_Заглавие" style:master-page-name="Титульник">
      <style:paragraph-properties style:page-number="auto"/>
    </style:style>
    <style:style style:name="P13" style:family="paragraph" style:parent-style-name="Title" style:list-style-name="" style:master-page-name="ESKDFirst">
      <style:paragraph-properties style:page-number="auto" fo:break-before="page"/>
      <style:text-properties officeooo:paragraph-rsid="003002c4"/>
    </style:style>
    <style:style style:name="P14" style:family="paragraph" style:parent-style-name="Титульник">
      <style:text-properties officeooo:paragraph-rsid="0021c0d8"/>
    </style:style>
    <style:style style:name="P15" style:family="paragraph" style:parent-style-name="Титульник" style:master-page-name="Задание">
      <loext:graphic-properties draw:fill-gradient-name="gradient" draw:fill-hatch-name="hatch"/>
      <style:paragraph-properties style:page-number="auto" fo:break-before="page"/>
      <style:text-properties officeooo:paragraph-rsid="0021c0d8"/>
    </style:style>
    <style:style style:name="T1" style:family="text">
      <style:text-properties officeooo:rsid="001b7c8c"/>
    </style:style>
    <style:style style:name="T2" style:family="text">
      <style:text-properties fo:font-weight="bold" officeooo:rsid="0021c0d8" style:font-weight-asian="bold" style:font-weight-complex="bold"/>
    </style:style>
    <style:style style:name="T3" style:family="text">
      <style:text-properties fo:font-weight="normal" officeooo:rsid="0021c0d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ОГАПОУ УЛЬЯНОВСКИЙ АВИАЦИОННЫЙ КОЛЛЕДЖ — МЦК</text:p>
      <text:p text:style-name="Титульник">Специальность 09.02.07 Информационные системы и программирование</text:p>
      <text:p text:style-name="Титульник">Дисциплина МДК 01.01 Разработка программных модулей</text:p>
      <text:p text:style-name="Титульник"/>
      <text:p text:style-name="Титульник"/>
      <text:p text:style-name="Титульник"/>
      <text:p text:style-name="P10">ПОЯСНИТЕЛЬНАЯ ЗАПИСКА</text:p>
      <text:p text:style-name="P9">к курсовому проекту на тему «<text:variable-input text:name="Тема" text:description="Тема" office:value-type="string">Разработка программного модуля тестирования студентов</text:variable-input>»</text:p>
      <text:p text:style-name="P11">Автор работы ____________________________ / <text:variable-input text:name="Автор" text:description="Автор" office:value-type="string">Люцко Г.А.</text:variable-input><text:s/>/</text:p>
      <text:p text:style-name="P11"/>
      <text:p text:style-name="P11"/>
      <text:p text:style-name="P11">Обозначение курсового проекта <text:variable-input text:name="НомДок" text:description="Номер документа" office:value-type="string">КП22.09.02.07.19.12.0001 ПЗ</text:variable-input></text:p>
      <text:p text:style-name="P11">Группа 19ис-1</text:p>
      <text:p text:style-name="P11">ПРОЕКТ ЗАЩИЩЕН ___________ __________</text:p>
      <text:p text:style-name="P14"><text:span text:style-name="T2">РУКОВОДИТЕЛЬ ПРОЕКТА </text:span><text:span text:style-name="T3">_____________________ / </text:span><text:span text:style-name="T3"><text:variable-input text:name="Проверил" text:description="Проверил" office:value-type="string">Кякшта М.А.</text:variable-input></text:span><text:span text:style-name="T3"><text:s/>/</text:span></text:p>
      <text:p text:style-name="P15"><text:span text:style-name="T3"/></text:p>
      <text:h text:style-name="P1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KDT_20_Title_20_Text" style:display-name="ESKDT Title Text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T_20_Title_20_Text">
      <style:text-properties fo:font-size="18pt"/>
    </style:style>
    <style:style style:name="ESKD_20_Title_20_Text_20_Medium" style:display-name="ESKD Title Text Medium" style:family="paragraph" style:parent-style-name="ESKDT_20_Title_20_Text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default-outline-level="1" style:class="chapter" style:master-page-name="">
      <style:paragraph-properties fo:line-height="200%" fo:text-align="center" style:justify-single-word="false" style:page-number="auto">
        <style:tab-stops/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text-align="center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5cm" table:align="center" style:may-break-between-rows="true" table:border-model="collapsing"/>
    </style:style>
    <style:style style:name="Таблица1.A" style:family="table-column">
      <style:table-column-properties style:column-width="0.699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Footer">
      <style:text-properties officeooo:rsid="000bec50" officeooo:paragraph-rsid="000bec50"/>
    </style:style>
    <style:style style:name="M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P3" style:family="paragraph" style:parent-style-name="ESKD_20_Title_20_Text_20_Big">
      <style:text-properties officeooo:rsid="001380f9" officeooo:paragraph-rsid="001380f9"/>
    </style:style>
    <style:style style:name="MP4" style:family="paragraph" style:parent-style-name="ESKDT_20_Title_20_Text">
      <style:text-properties officeooo:rsid="001200e5" officeooo:paragraph-rsid="001200e5"/>
    </style:style>
    <style:style style:name="MP5" style:family="paragraph" style:parent-style-name="ESKD_20_Title_20_Text_20_Medium">
      <style:text-properties officeooo:rsid="001380f9" officeooo:paragraph-rsid="001380f9"/>
    </style:style>
    <style:style style:name="MP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7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8" style:family="paragraph" style:parent-style-name="ESKDT_20_Title_20_Text">
      <style:text-properties officeooo:rsid="0016621c" officeooo:paragraph-rsid="0016621c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3"><text:variable-get text:name="НомДок">КП22.09.02.07.19.12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MP4">Изм</text:p>
            </table:table-cell>
            <table:table-cell table:style-name="MainTitle.B3" office:value-type="string">
              <text:p text:style-name="ESKDT_20_Title_20_Text">Лист.</text:p>
            </table:table-cell>
            <table:table-cell table:style-name="MainTitle.C3" office:value-type="string">
              <text:p text:style-name="ESKDT_20_Title_20_Text">№ Докум.</text:p>
            </table:table-cell>
            <table:table-cell table:style-name="MainTitle.D3" office:value-type="string">
              <text:p text:style-name="ESKDT_20_Title_20_Text">Подп<text:span text:style-name="MT1">ись</text:span></text:p>
            </table:table-cell>
            <table:table-cell table:style-name="MainTitle.E3" office:value-type="string">
              <text:p text:style-name="ESKDT_20_Title_20_Text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5"><text:variable-get text:name="Тема">Разработка программного модуля тестирования студентов</text:variable-get></text:p>
            </table:table-cell>
            <table:table-cell table:style-name="MainTitle.G4" table:number-columns-spanned="3" office:value-type="string">
              <text:p text:style-name="ESKDT_20_Title_20_Text">Лит.</text:p>
            </table:table-cell>
            <table:covered-table-cell/>
            <table:covered-table-cell/>
            <table:table-cell table:style-name="MainTitle.J4" office:value-type="string">
              <text:p text:style-name="ESKDT_20_Title_20_Text">Лист.</text:p>
            </table:table-cell>
            <table:table-cell table:style-name="MainTitle.K4" office:value-type="string">
              <text:p text:style-name="ESKDT_20_Title_20_Text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Кякшта М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T_20_Title_20_Text"/>
            </table:table-cell>
            <table:table-cell table:style-name="MainTitle.H5" office:value-type="string">
              <text:p text:style-name="ESKDT_20_Title_20_Text">л</text:p>
            </table:table-cell>
            <table:table-cell table:style-name="MainTitle.B2">
              <text:p text:style-name="ESKDT_20_Title_20_Text"/>
            </table:table-cell>
            <table:table-cell table:style-name="MainTitle.J5" office:value-type="string">
              <text:p text:style-name="ESKDT_20_Title_20_Text"><text:page-number text:select-page="current">3</text:page-number></text:p>
            </table:table-cell>
            <table:table-cell table:style-name="MainTitle.K5" office:value-type="string">
              <text:p text:style-name="ESKDT_20_Title_20_Text"><text:page-count>3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6"/>
            </table:table-cell>
            <table:table-cell table:style-name="MainTitle.B9" office:value-type="string">
              <text:p text:style-name="MP6"/>
            </table:table-cell>
            <table:table-cell table:style-name="MainTitle.C9" office:value-type="string">
              <text:p text:style-name="MP6"/>
            </table:table-cell>
            <table:table-cell table:style-name="MainTitle.D9" office:value-type="string">
              <text:p text:style-name="MP6"/>
            </table:table-cell>
            <table:table-cell table:style-name="MainTitle.E9" office:value-type="string">
              <text:p text:style-name="MP6"/>
            </table:table-cell>
            <table:table-cell table:style-name="MainTitle.F9" table:number-columns-spanned="6" office:value-type="string">
              <text:p text:style-name="MP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6"/>
            </table:table-cell>
            <table:table-cell table:style-name="MainTitle.B10" office:value-type="string">
              <text:p text:style-name="MP6"/>
            </table:table-cell>
            <table:table-cell table:style-name="MainTitle.C10" office:value-type="string">
              <text:p text:style-name="MP6"/>
            </table:table-cell>
            <table:table-cell table:style-name="MainTitle.D10" office:value-type="string">
              <text:p text:style-name="MP6"/>
            </table:table-cell>
            <table:table-cell table:style-name="MainTitle.E10" office:value-type="string">
              <text:p text:style-name="MP6"/>
            </table:table-cell>
            <table:table-cell table:style-name="MainTitle.F10" table:number-columns-spanned="6" office:value-type="string">
              <text:p text:style-name="MP6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КП22.09.02.07.19.12.0001 ПЗ</text:variable-get></text:p>
            </table:table-cell>
            <table:table-cell table:style-name="Таблица1.B1" table:number-rows-spanned="2" office:value-type="string">
              <text:p text:style-name="ESKDT_20_Title_20_Text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Кякшта М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7"><text:page-number text:select-page="current">4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MP8">Изм</text:p>
            </table:table-cell>
            <table:table-cell table:style-name="Таблица1.B4" office:value-type="string">
              <text:p text:style-name="MP8">Лист</text:p>
            </table:table-cell>
            <table:table-cell table:style-name="Таблица1.B4" office:value-type="string">
              <text:p text:style-name="MP8">№ докум.</text:p>
            </table:table-cell>
            <table:table-cell table:style-name="Таблица1.B4" office:value-type="string">
              <text:p text:style-name="MP8">Подпись</text:p>
            </table:table-cell>
            <table:table-cell table:style-name="Таблица1.B4" office:value-type="string">
              <text:p text:style-name="MP8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2">2022 г.</text:p>
      </style:footer>
    </style:master-page>
    <style:master-page style:name="Задание" style:page-layout-name="Mpm1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53M52S</meta:editing-duration>
    <meta:editing-cycles>11</meta:editing-cycles>
    <meta:generator>LibreOffice/7.2.6.2$Linux_X86_64 LibreOffice_project/20$Build-2</meta:generator>
    <dc:date>2022-04-17T15:32:47.952571652</dc:date>
    <meta:document-statistic meta:table-count="2" meta:image-count="0" meta:object-count="0" meta:page-count="3" meta:paragraph-count="45" meta:word-count="116" meta:character-count="776" meta:non-whitespace-character-count="716"/>
    <meta:template xlink:type="simple" xlink:actuate="onRequest" xlink:title="eskd" xlink:href="../../../../../../../../home/gleb/.config/libreoffice/4/user/template/eskd.ott" meta:date="2022-04-17T14:17:43.649603139"/>
  </office:meta>
</office:document-meta>
</file>